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E62D1247D805F7DE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9f79c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9f79c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626f5" officeooo:paragraph-rsid="001626f5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37609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9f79c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de7f3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fe467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37609" officeooo:paragraph-rsid="001fe467" style:font-name-asian="OzHandicraft BT" style:font-size-asian="14pt" style:font-name-complex="OzHandicraft BT" style:font-size-complex="14pt"/>
    </style:style>
    <style:style style:name="P29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626f5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officeooo:rsid="000ac1f6"/>
    </style:style>
    <style:style style:name="T12" style:family="text">
      <style:text-properties officeooo:rsid="000d5f34"/>
    </style:style>
    <style:style style:name="T13" style:family="text">
      <style:text-properties officeooo:rsid="000e4c35"/>
    </style:style>
    <style:style style:name="T14" style:family="text">
      <style:text-properties officeooo:rsid="00137609"/>
    </style:style>
    <style:style style:name="T15" style:family="text">
      <style:text-properties officeooo:rsid="001626f5"/>
    </style:style>
    <style:style style:name="T16" style:family="text">
      <style:text-properties officeooo:rsid="0016e9b3"/>
    </style:style>
    <style:style style:name="T17" style:family="text">
      <style:text-properties officeooo:rsid="00175b35"/>
    </style:style>
    <style:style style:name="T18" style:family="text">
      <style:text-properties officeooo:rsid="0017b06c"/>
    </style:style>
    <style:style style:name="T19" style:family="text">
      <style:text-properties officeooo:rsid="001876cd"/>
    </style:style>
    <style:style style:name="T20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NanumGothic" fo:font-size="16pt" fo:font-weight="bold" officeooo:rsid="001626f5" style:font-size-asian="16pt" style:font-weight-asian="bold" style:font-size-complex="16pt" style:font-weight-complex="bold"/>
    </style:style>
    <style:style style:name="T22" style:family="text">
      <style:text-properties officeooo:rsid="001b1a4b"/>
    </style:style>
    <style:style style:name="T23" style:family="text">
      <style:text-properties officeooo:rsid="001dcb38"/>
    </style:style>
    <style:style style:name="T24" style:family="text">
      <style:text-properties officeooo:rsid="001de7f3"/>
    </style:style>
    <style:style style:name="T25" style:family="text">
      <style:text-properties officeooo:rsid="001e7208"/>
    </style:style>
    <style:style style:name="T26" style:family="text">
      <style:text-properties officeooo:rsid="001fe467"/>
    </style:style>
    <style:style style:name="T27" style:family="text">
      <style:text-properties officeooo:rsid="002154c6"/>
    </style:style>
    <style:style style:name="T28" style:family="text">
      <style:text-properties officeooo:rsid="00226a01"/>
    </style:style>
    <style:style style:name="T29" style:family="text">
      <style:text-properties officeooo:rsid="00227284"/>
    </style:style>
    <style:style style:name="T30" style:family="text">
      <style:text-properties officeooo:rsid="00253671"/>
    </style:style>
    <style:style style:name="T31" style:family="text">
      <style:text-properties officeooo:rsid="0025f450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6"/>
      <text:p text:style-name="P4"/>
      <text:p text:style-name="P4"/>
      <text:p text:style-name="P6"><draw:frame draw:style-name="fr2" draw:name="Object1" text:anchor-type="paragraph" svg:x="13.877cm" svg:y="0.392cm" svg:width="6.278cm" svg:height="11.292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7">Beer Name: <text:s text:c="2"/><text:span text:style-name="T15">Nymm’s Delight</text:span> <text:s text:c="65"/></text:p>
      <text:p text:style-name="P8">Brew Date: <text:s/><text:span text:style-name="T25">Dec <text:s/>19’18</text:span> <text:s text:c="65"/></text:p>
      <text:p text:style-name="P2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</text:span><text:span text:style-name="T3">1.046</text:span><text:span text:style-name="T2"> <text:s text:c="15"/><text:tab/><text:tab/><text:tab/><text:tab/></text:span><text:span text:style-name="T1"> <text:s/></text:span></text:p>
      <text:p text:style-name="P1"><draw:line text:anchor-type="paragraph" draw:z-index="1" draw:style-name="gr1" draw:text-style-name="P29" svg:x1="1.543cm" svg:y1="0.624cm" svg:x2="1.622cm" svg:y2="6.577cm"><text:p/></draw:line><draw:line text:anchor-type="paragraph" draw:z-index="2" draw:style-name="gr1" draw:text-style-name="P29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7"/>
      <text:p text:style-name="P10">10 <text:s text:c="8"/># <text:s text:c="7"/>ESB</text:p>
      <text:p text:style-name="P10">2 <text:s text:c="10"/># <text:s text:c="4"/>Crystal 20l</text:p>
      <text:p text:style-name="P10">3 <text:s text:c="10"/># <text:s text:c="5"/>Bisquit</text:p>
      <text:p text:style-name="P10">1 <text:s text:c="10"/># <text:s text:c="4"/>Wheat</text:p>
      <text:p text:style-name="P7">.<text:span text:style-name="T15">75 <text:s text:c="7"/># <text:s text:c="5"/>Chocolate</text:span></text:p>
      <text:p text:style-name="P10">1 <text:s text:c="10"/>tsp <text:s text:c="3"/>NaCl(mash)</text:p>
      <text:p text:style-name="P10">1 <text:s text:c="9"/>tsp <text:s text:c="4"/>NaCl(sparge) </text:p>
      <text:p text:style-name="P10">5 <text:s text:c="8"/>tsp <text:s text:c="4"/>Sprchrg</text:p>
      <text:p text:style-name="P10">2 <text:s text:c="8"/>tabs <text:s text:c="2"/>Irish Moss</text:p>
      <text:p text:style-name="P7"><text:s text:c="20"/><text:span text:style-name="T15">Nottingham Yeast</text:span></text:p>
      <text:p text:style-name="P7"/>
      <text:p text:style-name="P7"/>
      <text:p text:style-name="P7"><draw:line text:anchor-type="paragraph" draw:z-index="4" draw:style-name="gr1" draw:text-style-name="P29" svg:x1="9.428cm" svg:y1="0.305cm" svg:x2="9.507cm" svg:y2="3.745cm"><text:p/></draw:line>Qt <text:s/>oz/g <text:s text:c="2"/>Hop/Seasoning <text:s text:c="14"/><text:span text:style-name="T11">Time</text:span></text:p>
      <text:p text:style-name="P24"><draw:line text:anchor-type="paragraph" draw:z-index="3" draw:style-name="gr1" draw:text-style-name="P29" svg:x1="2.549cm" svg:y1="0.012cm" svg:x2="2.628cm" svg:y2="3.452cm"><text:p/></draw:line> <text:span text:style-name="T15">28 <text:s text:c="4"/>g <text:s text:c="5"/>NB <text:s text:c="36"/>90min</text:span></text:p>
      <text:p text:style-name="P25"><text:s/><text:span text:style-name="T15">14 <text:s text:c="4"/>g <text:s text:c="5"/>golding <text:s text:c="29"/>30 min</text:span></text:p>
      <text:p text:style-name="P25"><text:s/><text:span text:style-name="T15">14 <text:s text:c="4"/>g <text:s text:c="5"/>golding <text:s text:c="30"/>15 min</text:span></text:p>
      <text:p text:style-name="P3"><text:span text:style-name="T20"><text:s text:c="18"/></text:span><text:span text:style-name="T21">coffee cherry <text:s text:c="2"/>Tea </text:span></text:p>
      <text:p text:style-name="P3"><text:span text:style-name="T10"><text:s text:c="45"/></text:span><text:span text:style-name="T5"><text:s text:c="762"/></text:span></text:p>
      <text:p text:style-name="P9"/>
      <text:p text:style-name="P19">Stage <text:s text:c="13"/>Date <text:s text:c="17"/></text:p>
      <text:p text:style-name="P11">Primary: <text:s text:c="4"/><text:span text:style-name="T24">Mar 30’17 </text:span></text:p>
      <text:p text:style-name="P20">Racked:<text:tab/> <text:s/><text:span text:style-name="T24">Mar</text:span><text:tab/><text:span text:style-name="T24">27 ‘17</text:span><text:tab/><text:tab/><text:tab/><text:tab/></text:p>
      <text:p text:style-name="P11">Bottled:<text:tab/> <text:s/><text:span text:style-name="T24">Apr 16’17</text:span><text:tab/><text:span text:style-name="T24">6x1l</text:span><text:tab/><text:tab/><text:tab/><text:tab/></text:p>
      <text:p text:style-name="P20">Kegged: <text:s text:c="6"/><text:span text:style-name="T24">Apr 16’17 <text:s text:c="4"/>2x5gal</text:span></text:p>
      <text:p text:style-name="P11">Re-Kegged:</text:p>
      <text:p text:style-name="P1"><text:span text:style-name="T7">Purged:</text:span><text:span text:style-name="T4"><text:tab/><text:tab/><text:tab/><text:tab/><text:tab/><text:tab/>Charged:</text:span></text:p>
      <text:p text:style-name="P11"/>
      <text:p text:style-name="P11">Start Time:<text:span text:style-name="T12"> 7am</text:span></text:p>
      <text:p text:style-name="P11">Fill mash tun: <text:span text:style-name="T16">Sun</text:span><text:tab/></text:p>
      <text:p text:style-name="P11"><draw:frame draw:style-name="fr2" draw:name="Object2" text:anchor-type="paragraph" svg:x="9.296cm" svg:y="0.15cm" svg:width="11.407cm" svg:height="8.999cm" draw:z-index="6"><draw:object xlink:href="./Object 3" xlink:type="simple" xlink:show="embed" xlink:actuate="onLoad"/><draw:image xlink:href="./ObjectReplacements/Object 3" xlink:type="simple" xlink:show="embed" xlink:actuate="onLoad"/></draw:frame><text:soft-page-break/>Fill sparge kettle: <text:span text:style-name="T16">Sun</text:span> <text:tab/><text:tab/><text:tab/></text:p>
      <text:p text:style-name="P11">Fire burners: <text:span text:style-name="T16">7</text:span>am</text:p>
      <text:p text:style-name="P11">Heat Mash Tun : Target Temp: <text:span text:style-name="T26">68</text:span> <text:s text:c="4"/></text:p>
      <text:p text:style-name="P11">Heat Sparge Kettle: Target Temp: <text:span text:style-name="T26">72</text:span></text:p>
      <text:p text:style-name="P11">Target Temp (Mash): <text:span text:style-name="T26">68</text:span></text:p>
      <text:p text:style-name="P11">Grind grain: <text:s text:c="3"/><text:span text:style-name="T16">7:50am</text:span></text:p>
      <text:p text:style-name="P11">sparge temp:<text:span text:style-name="T27">71.6</text:span></text:p>
      <text:p text:style-name="P11">Strike Temp: <text:span text:style-name="T27">67.8</text:span></text:p>
      <text:p text:style-name="P11">pump temp: <text:s/><text:span text:style-name="T27">67.8</text:span></text:p>
      <text:p text:style-name="P22">Temp: <text:span text:style-name="T27">65.4</text:span></text:p>
      <text:p text:style-name="P11">Mash: Duration: <text:span text:style-name="T12">90</text:span> <text:s text:c="6"/>minutes <text:s text:c="7"/></text:p>
      <text:p text:style-name="P11">Start: <text:s/><text:span text:style-name="T27">8:40</text:span> <text:s text:c="5"/>Finish: <text:span text:style-name="T28">10:10am</text:span></text:p>
      <text:p text:style-name="P11">Heat (to deactivate enzymes)<text:tab/><text:tab/></text:p>
      <text:p text:style-name="P13">Target Temp: 168 <text:s text:c="2"/></text:p>
      <text:p text:style-name="P13">Start: <text:span text:style-name="T28">10:10am</text:span> <text:s text:c="6"/></text:p>
      <text:p text:style-name="P11">Finish: <text:span text:style-name="T29">10:30</text:span> </text:p>
      <text:p text:style-name="P11">Heat Sparge H20 (Target175◦) <text:s text:c="7"/></text:p>
      <text:p text:style-name="P14">Sparge: </text:p>
      <text:p text:style-name="P14">Start: <text:span text:style-name="T29">10:30</text:span> <text:span text:style-name="T17">am</text:span></text:p>
      <text:p text:style-name="P17">Finish: <text:span text:style-name="T18">am </text:span></text:p>
      <text:p text:style-name="P17">Wort collected: <text:s text:c="2"/></text:p>
      <text:p text:style-name="P23">full kettle</text:p>
      <text:p text:style-name="P11">Boil : Burner On: <text:s/></text:p>
      <text:p text:style-name="P11">Rolling Boil: <text:s/><text:span text:style-name="T30">11:40</text:span> <text:s/></text:p>
      <text:p text:style-name="P15">Hops In: <text:s text:c="4"/><text:span text:style-name="T30">12:10</text:span> <text:s text:c="16"/></text:p>
      <text:p text:style-name="P21">Hops In: <text:s/><text:span text:style-name="T19"><text:s/>12:25</text:span> <text:s/>Hops In: <text:s/><text:span text:style-name="T30">12:40</text:span> <text:s text:c="2"/><text:span text:style-name="T14">Whirlflock in:12:40</text:span></text:p>
      <text:p text:style-name="P28">Tea in: <text:span text:style-name="T30">12:55</text:span></text:p>
      <text:p text:style-name="P15">Duration: 90 min <text:s/></text:p>
      <text:p text:style-name="P15">Start: <text:s/><text:span text:style-name="T30">11:40</text:span></text:p>
      <text:p text:style-name="P11">Finish: <text:span text:style-name="T30">12:55</text:span> <text:span text:style-name="T13">pm</text:span> <text:s text:c="4"/></text:p>
      <text:p text:style-name="P11">Burner Off: <text:span text:style-name="T30">12:55</text:span></text:p>
      <text:p text:style-name="P18">Rest 15 min <text:s/><text:span text:style-name="T22">pm</text:span></text:p>
      <text:p text:style-name="P18"><text:span text:style-name="T14">Pump and Chill:</text:span> <text:s text:c="5"/></text:p>
      <text:p text:style-name="P16">Start: <text:s/><text:span text:style-name="T31">1:10</text:span></text:p>
      <text:p text:style-name="P16">Finish: <text:s/></text:p>
      <text:p text:style-name="P11">OG : <text:s text:c="2"/><text:span text:style-name="T23">1.0</text:span></text:p>
      <text:p text:style-name="P12">Yeast: <text:span text:style-name="T26">Mauribrew</text:span></text:p>
      <text:p text:style-name="P11">Irish Moss</text:p>
      <text:p text:style-name="P5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19T13:37:55.225588776</dc:date>
    <meta:editing-duration>PT6H9M39S</meta:editing-duration>
    <meta:editing-cycles>22</meta:editing-cycles>
    <meta:document-statistic meta:table-count="0" meta:image-count="0" meta:object-count="3" meta:page-count="2" meta:paragraph-count="70" meta:word-count="217" meta:character-count="2626" meta:non-whitespace-character-count="10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  <draw:custom-shape draw:name="Shape2" draw:style-name="gr2" draw:text-style-name="P1" draw:layer="layout" svg:width="0.795cm" svg:height="0.556cm" svg:x="2.322cm" svg:y="5.8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06cm" svg:height="8.999cm" xlink:href="." xlink:type="simple" chart:class="chart:line" chart:style-name="ch1">
        <chart:title svg:x="3.371cm" svg:y="0.315cm" chart:style-name="ch2">
          <text:p>Nymm's Delite Dec '18</text:p>
        </chart:title>
        <chart:legend chart:legend-position="end" svg:x="8.739cm" svg:y="3.702cm" style:legend-expansion="high" chart:style-name="ch3"/>
        <chart:plot-area chart:style-name="ch4" chart:data-source-has-labels="both" svg:x="0.73cm" svg:y="1.3cm" svg:width="8.386cm" svg:height="6.739cm">
          <chartooo:coordinate-region svg:x="1.564cm" svg:y="1.5cm" svg:width="7.552cm" svg:height="5.318cm"/>
          <chart:axis chart:dimension="x" chart:name="primary-x" chart:style-name="ch5" chartooo:axis-type="auto">
            <chartooo:date-scale/>
            <chart:title svg:x="4.561cm" svg:y="8.2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.8">
                <text:p>71.8</text:p>
              </table:table-cell>
              <table:table-cell office:value-type="float" office:value="65.4">
                <text:p>65.4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6">
                <text:p>71.6</text:p>
              </table:table-cell>
              <table:table-cell office:value-type="float" office:value="67.1">
                <text:p>67.1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1">
                <text:p>71.1</text:p>
              </table:table-cell>
              <table:table-cell office:value-type="float" office:value="67.2">
                <text:p>67.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6">
                <text:p>71.6</text:p>
              </table:table-cell>
              <table:table-cell office:value-type="float" office:value="67.2">
                <text:p>67.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9">
                <text:p>71.9</text:p>
              </table:table-cell>
              <table:table-cell office:value-type="float" office:value="67.6">
                <text:p>67.6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8">
                <text:p>71.8</text:p>
              </table:table-cell>
              <table:table-cell office:value-type="float" office:value="67.8">
                <text:p>67.8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3">
                <text:p>71.3</text:p>
              </table:table-cell>
              <table:table-cell office:value-type="float" office:value="67.8">
                <text:p>67.8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9">
                <text:p>70.9</text:p>
              </table:table-cell>
              <table:table-cell office:value-type="float" office:value="67.5">
                <text:p>67.5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.1">
                <text:p>71.1</text:p>
              </table:table-cell>
              <table:table-cell office:value-type="float" office:value="67.5">
                <text:p>6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67.3">
                <text:p>67.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.8">
                <text:p>74.8</text:p>
              </table:table-cell>
              <table:table-cell office:value-type="float" office:value="71.1">
                <text:p>71.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.1">
                <text:p>79.1</text:p>
              </table:table-cell>
              <table:table-cell office:value-type="float" office:value="75">
                <text:p>75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